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3" calcext:value-type="float">
            <text:p>253</text:p>
          </table:table-cell>
          <table:table-cell table:formula="of:=[.BB33]-[.BB59]-[.BB85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2" calcext:value-type="float">
            <text:p>32</text:p>
          </table:table-cell>
          <table:table-cell table:formula="of:=[.BB51]-[.BB77]-[.BB10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1:47:54.478261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24T11:48:19.329745047</dc:date>
    <meta:editing-duration>PT1H52M5S</meta:editing-duration>
    <meta:editing-cycles>22</meta:editing-cycles>
    <meta:document-statistic meta:table-count="1" meta:cell-count="8478" meta:object-count="0"/>
  </office:meta>
</office:document-meta>
</file>